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733" officeooo:paragraph-rsid="00006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ll dir folgende Frage: Was will ich in diesem Training lernen? Gibt es einen spezifischen Aspekt des Themas, den du ausbauen möchtest? Formuliere deine Lernfrage. </text:p>
      <text:p text:style-name="P1"/>
      <text:p text:style-name="P1">- Wie kann ich trotz Behinderung ins Team eingliedern?</text:p>
      <text:p text:style-name="P1">Ich möchte trotz meiner Behinderung auf Augenhöhe mit anderen arbeiten</text:p>
      <text:p text:style-name="P1">- Wie bestimmte ich meine Rolle im Team?</text:p>
      <text:p text:style-name="P1">Ich möchte aktiv im Teamarbeit beteiligen und daher genau wissen möchte, inwiefern meine Rolle hierbei dem Team weiter hilft.</text:p>
      <text:p text:style-name="P1">- Wann ist Streit ein Streit und wann hitzige Diskussion?</text:p>
      <text:p text:style-name="P1">Ich möchte die Situation im Team vor einem schwierigen Entscheidung besser verstehen und die Gefühlslage besser wahrnehme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11:37:17.207708137</meta:creation-date>
    <dc:date>2024-12-10T13:26:03.841870669</dc:date>
    <meta:editing-duration>P4DT1H38M36S</meta:editing-duration>
    <meta:editing-cycles>1</meta:editing-cycles>
    <meta:document-statistic meta:table-count="0" meta:image-count="0" meta:object-count="0" meta:page-count="1" meta:paragraph-count="7" meta:word-count="98" meta:character-count="634" meta:non-whitespace-character-count="542"/>
    <meta:generator>LibreOffice/7.3.7.2$Linux_X86_64 LibreOffice_project/30$Build-2</meta:generator>
  </office:meta>
</office:document-meta>
</file>